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ffensive Weaponry</text:p>
          </table:table-cell>
          <table:table-cell table:number-columns-repeated="3"/>
          <table:table-cell office:value-type="string" calcext:value-type="string">
            <text:p>w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Melee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teor Gauntlet</text:p>
          </table:table-cell>
          <table:table-cell office:value-type="string" calcext:value-type="string">
            <text:p>d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Dusters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Dagger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a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cimitar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ortsword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ngsword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eatsword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chete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ndaxe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ttleaxe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eataxe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ear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fork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lberd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rscythe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ff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ce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ail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rhammer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i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llwhip / Traditional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-o-nines (long)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hipstaff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ed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unai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uriken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wing Dart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wing Axe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wing Knife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las</text:p>
          </table:table-cell>
          <table:table-cell office:value-type="string" calcext:value-type="string">
            <text:p>2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omerang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w / Launc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ngbow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ortbow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eatbow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curve Bow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istol Crossbow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ossbow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avy Crossbow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eating Crossbow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llet Crossbow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ffsling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ffdart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d-ba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teor Hammer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ying Claw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pe Dart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ge / Stationar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gonhunter Bow</text:p>
          </table:table-cell>
          <table:table-cell office:value-type="string" calcext:value-type="string">
            <text:p>2d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apult (siege)</text:p>
          </table:table-cell>
          <table:table-cell office:value-type="string" calcext:value-type="string">
            <text:p>5d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apult (home-defense)</text:p>
          </table:table-cell>
          <table:table-cell office:value-type="string" calcext:value-type="string">
            <text:p>3d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ebuchet (siege)</text:p>
          </table:table-cell>
          <table:table-cell office:value-type="string" calcext:value-type="string">
            <text:p>6d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ebuchet (home-defense)</text:p>
          </table:table-cell>
          <table:table-cell office:value-type="string" calcext:value-type="string">
            <text:p>4d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ebuchet (home-defense, repeating)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lista (siege)</text:p>
          </table:table-cell>
          <table:table-cell office:value-type="string" calcext:value-type="string">
            <text:p>5d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lista (home-defense)</text:p>
          </table:table-cell>
          <table:table-cell office:value-type="string" calcext:value-type="string">
            <text:p>4d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bolos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r-répétitif, Pellet</text:p>
          </table:table-cell>
          <table:table-cell office:value-type="string" calcext:value-type="string">
            <text:p>2d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ed (Speci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urandurm Pellet Gu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ortblaster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ngblaster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ickhold Blaster</text:p>
          </table:table-cell>
          <table:table-cell office:value-type="string" calcext:value-type="string">
            <text:p>2d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atter Blaster</text:p>
          </table:table-cell>
          <table:table-cell office:value-type="string" calcext:value-type="string">
            <text:p>4d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atterhold Blaster</text:p>
          </table:table-cell>
          <table:table-cell office:value-type="string" calcext:value-type="string">
            <text:p>6d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own (special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ummpo Jar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ti-Armor Grenade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rapnel Grenade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ce Grenade</text:p>
          </table:table-cell>
          <table:table-cell office:value-type="string" calcext:value-type="string">
            <text:p>2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ink Jar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ll-gas Grenade</text:p>
          </table:table-cell>
          <table:table-cell office:value-type="string" calcext:value-type="string">
            <text:p>6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tal Immolation Grenade</text:p>
          </table:table-cell>
          <table:table-cell office:value-type="string" calcext:value-type="string">
            <text:p>6d6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2T20:30:02.343000000</meta:creation-date>
    <dc:date>2022-07-24T03:04:17.186000000</dc:date>
    <meta:editing-duration>PT12H22M58S</meta:editing-duration>
    <meta:editing-cycles>3</meta:editing-cycles>
    <meta:generator>LibreOffice/6.4.2.2$Windows_X86_64 LibreOffice_project/4e471d8c02c9c90f512f7f9ead8875b57fcb1ec3</meta:generator>
    <meta:document-statistic meta:table-count="1" meta:cell-count="213" meta:object-count="0"/>
  </office:meta>
</office:document-meta>
</file>